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1"/>
    </style:style>
    <style:style style:name="P3" style:family="paragraph" style:parent-style-name="Standard">
      <style:text-properties fo:font-weight="bold" style:font-weight-asian="bold"/>
    </style:style>
    <style:style style:name="T1" style:family="text">
      <style:text-properties fo:font-style="italic" style:font-style-asian="italic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 database contains information regarding ticket reservations for movie shows. To <text:span text:style-name="T1">make a reservation</text:span> you must be registered as a <text:span text:style-name="T2">user </text:span>of the system. In order to register you choose a unique <text:span text:style-name="T3">username </text:span>and enter your <text:span text:style-name="T3">name</text:span>, <text:span text:style-name="T3">address</text:span>, and <text:span text:style-name="T3">telephone number </text:span>(the address is optional). When you use the system later, you just have to enter your <text:span text:style-name="T3">username</text:span>. In the system, a number of <text:span text:style-name="T2">theaters </text:span><text:span text:style-name="T1">show </text:span><text:span text:style-name="T2">movies</text:span>. Each <text:span text:style-name="T2">theater </text:span>has a <text:span text:style-name="T3">name </text:span>and a number of (unnumbered) <text:span text:style-name="T3">seats</text:span>. A <text:span text:style-name="T2">movie </text:span>is described by its <text:span text:style-name="T3">name </text:span>only. (In a real system you would, naturally, store more information: actor biographies, poster images, video clips, etc.) A <text:span text:style-name="T2">movie </text:span>may be shown several times, but then during different <text:span text:style-name="T3">days</text:span>. This means that each <text:span text:style-name="T2">movie </text:span>is shown at most once on any <text:span text:style-name="T3">day</text:span>. A <text:span text:style-name="T2">user </text:span>can only <text:span text:style-name="T1">reserve </text:span>one ticket at a time to a <text:span text:style-name="T2">movie show1 </text:span>, and cannot reserve more tickets than are available at a performance. When a <text:span text:style-name="T2">user </text:span>makes a <text:span text:style-name="T2">reservation </text:span>for a <text:span text:style-name="T2">ticket </text:span>he receives a <text:span text:style-name="T4">reservation </text:span><text:span text:style-name="T3">number </text:span>that he uses when he picks up the <text:span text:style-name="T2">ticket</text:span></text:p>
      <text:p text:style-name="P1"/>
      <text:p text:style-name="P1"/>
      <text:p text:style-name="P1">Entities</text:p>
      <text:p text:style-name="Standard">User</text:p>
      <text:p text:style-name="Standard">Theater</text:p>
      <text:p text:style-name="Standard">Show</text:p>
      <text:p text:style-name="Standard"/>
      <text:p text:style-name="P1">Attributes</text:p>
      <text:p text:style-name="Standard">User(username, name, address, phoneNbr)</text:p>
      <text:p text:style-name="Standard">Theater(name, seats)</text:p>
      <text:p text:style-name="Standard">Show(movieName, date)</text:p>
      <text:p text:style-name="Standard"/>
      <text:p text:style-name="P1">Relationships</text:p>
      <text:p text:style-name="Standard">Shows ---are shown in→ Theaters</text:p>
      <text:p text:style-name="Standard">User ----make---&gt; Reservations</text:p>
      <text:p text:style-name="Standard">Reservations ---has---&gt; Show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Windows_x86 LibreOffice_project/aecc05fe267cc68dde00352a451aa867b3b546ac</meta:generator>
    <meta:document-statistic meta:table-count="0" meta:image-count="0" meta:object-count="0" meta:page-count="1" meta:paragraph-count="13" meta:word-count="207" meta:character-count="1207" meta:non-whitespace-character-count="1018"/>
  </office:meta>
</office:document-meta>
</file>